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4c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cm" svg:height="5.08cm" svg:x="6.08cm" svg:y="11.16cm">
          <text:p text:style-name="P1"><text:span text:style-name="T1">Подготовка критерии за анализ</text:span>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35cm" svg:height="5.08cm" svg:x="11.541cm" svg:y="11.16cm">
          <text:p text:style-name="P2">База с</text:p>
          <text:p text:style-name="P2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6.096cm" svg:height="5.08cm" svg:x="16.748cm" svg:y="11.16cm">
          <text:p text:style-name="P2">Изпълни </text:p>
          <text:p text:style-name="P2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8.001cm" svg:height="5.08cm" svg:x="21.701cm" svg:y="11.16cm">
          <text:p text:style-name="P2">Сериализиран </text:p>
          <text:p text:style-name="P2">UML модел</text:p>
          <text:p text:style-name="P2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8.001cm" svg:height="5.08cm" svg:x="28.5cm" svg:y="11.159cm">
          <text:p text:style-name="P2">Генерация на </text:p>
          <text:p text:style-name="P2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measurelines" svg:width="8.001cm" svg:height="5.08cm" svg:x="35.3cm" svg:y="11.159cm">
          <text:p text:style-name="P2">Базов код </text:p>
          <text:p text:style-name="P2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2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3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3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3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2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2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2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3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3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3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4">задаване проект за анализ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2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4">База с критерии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2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2" draw:layer="layout" svg:width="5.819cm" svg:height="4.93cm" svg:x="24.792cm" svg:y="10.068cm">
            <text:p text:style-name="P2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2" draw:layer="layout" svg:width="4.042cm" svg:height="3.873cm" svg:x="22.05cm" svg:y="13.387cm">
            <text:p text:style-name="P2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2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732cm" svg:height="1.059cm" draw:transform="rotate (-0.625700536839968) translate (13.454cm 17.015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3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4">UML хранилище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4" xml:id="id8" draw:id="id8" draw:layer="layout" svg:width="9.308cm" svg:height="3.367cm" svg:x="27.072cm" svg:y="18.534cm">
          <text:p text:style-name="P4">всички файлове са анализирани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draw:type="curve" svg:x1="30.611cm" svg:y1="13.664cm" svg:x2="31.726cm" svg:y2="18.534cm" draw:start-shape="id7" draw:start-glue-point="1" draw:end-shape="id8" draw:end-glue-point="4" svg:d="m30611 13664c744 0 1115 1623 1115 4870" svg:viewBox="0 0 1116 4871">
          <text:p/>
        </draw:connector>
        <draw:custom-shape draw:style-name="gr11" draw:text-style-name="P4" xml:id="id9" draw:id="id9" draw:layer="layout" svg:width="2.333cm" svg:height="1.491cm" svg:x="3.333cm" svg:y="22.358cm">
          <text:p text:style-name="P4">край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2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0" draw:id="id10" draw:layer="layout" svg:width="4.8cm" svg:height="3.704cm" svg:x="29.331cm" svg:y="24.2cm">
          <text:p text:style-name="P4">сериализация на хранилището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.732cm" svg:height="1.058cm" svg:x="26.945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2" draw:layer="layout" draw:type="curve" svg:x1="31.726cm" svg:y1="21.901cm" svg:x2="31.731cm" svg:y2="24.2cm" draw:start-shape="id8" draw:start-glue-point="6" draw:end-shape="id10" draw:end-glue-point="4" svg:d="m31726 21901c0 1725 5 576 5 2299" svg:viewBox="0 0 6 2300">
          <text:p/>
        </draw:connector>
        <draw:custom-shape draw:style-name="gr12" draw:text-style-name="P4" draw:layer="layout" svg:width="3.121cm" svg:height="3.575cm" svg:x="36.968cm" svg:y="24.647cm">
          <text:p text:style-name="P4">*.XM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2" draw:layer="layout" svg:width="1.732cm" svg:height="1.058cm" svg:x="34.504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3"><text:span text:style-name="T2">Процес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3"><text:span text:style-name="T2">Ръчна операция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3"><text:span text:style-name="T2">Група от класове/</text:span></text:p>
          <text:p text:style-name="P3"><text:span text:style-name="T2">обекти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3"><text:span text:style-name="T2">Хранилище на класове/</text:span></text:p>
          <text:p text:style-name="P3"><text:span text:style-name="T2">обекти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3"><text:span text:style-name="T2">Входни данни</text:span>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3"><text:span text:style-name="T2">действие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3" draw:layer="layout" svg:width="2.745cm" svg:height="2.731cm" svg:x="13.185cm" svg:y="28.268cm">
          <text:p text:style-name="P3"><text:span text:style-name="T2">файл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8cm" svg:y="34.806cm">
          <text:p text:style-name="P3"><text:span text:style-name="T2">Пренос на данни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1" draw:id="id11" draw:layer="layout" svg:width="2.333cm" svg:height="1.491cm" svg:x="30.564cm" svg:y="30.027cm">
          <text:p text:style-name="P4">край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type="curve" svg:x1="31.731cm" svg:y1="27.904cm" svg:x2="31.731cm" svg:y2="30.027cm" draw:start-shape="id10" draw:start-glue-point="6" draw:end-shape="id11" draw:end-glue-point="4" svg:d="m31731 27904v2123" svg:viewBox="0 0 1 2124">
          <text:p/>
        </draw:connector>
        <draw:frame draw:style-name="gr14" draw:text-style-name="P5" draw:layer="layout" svg:width="2.915cm" svg:height="0.962cm" svg:x="8.291cm" svg:y="26.28cm">
          <draw:text-box>
            <text:p text:style-name="P5">Легенда</text:p>
          </draw:text-box>
        </draw:frame>
        <draw:custom-shape draw:style-name="gr1" draw:text-style-name="P1" xml:id="id12" draw:id="id12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4" draw:id="id14" draw:layer="layout" svg:width="7.022cm" svg:height="1.818cm" svg:x="41.418cm" svg:y="29.154cm">
          <text:p text:style-name="P4">десериализация на XMI файл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3" draw:id="id13" draw:layer="layout" svg:width="4.463cm" svg:height="2.78cm" svg:x="42.698cm" svg:y="24.662cm">
          <text:p text:style-name="P4">Избиране на UML файл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2" draw:layer="layout" svg:width="1.732cm" svg:height="1.058cm" svg:x="40.7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2" draw:layer="layout" draw:type="curve" svg:x1="44.929cm" svg:y1="23.501cm" svg:x2="44.93cm" svg:y2="24.938cm" draw:start-shape="id12" draw:start-glue-point="2" draw:end-shape="id13" draw:end-glue-point="4" svg:d="m44929 23501c0 871 1 153 1 1437" svg:viewBox="0 0 2 1438">
          <text:p/>
        </draw:connector>
        <draw:connector draw:style-name="gr6" draw:text-style-name="P2" draw:layer="layout" draw:type="curve" svg:x1="44.929cm" svg:y1="27.442cm" svg:x2="44.929cm" svg:y2="29.154cm" draw:start-shape="id13" draw:start-glue-point="2" draw:end-shape="id14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4">UML хранилище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2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5" draw:id="id15" draw:layer="layout" svg:width="7.523cm" svg:height="3.399cm" svg:x="41.168cm" svg:y="33.563cm">
          <text:p text:style-name="P4">Обхождане на UML хранилището и генериране на файлова структур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.731cm" svg:height="1.058cm" draw:transform="rotate (-2.4019221165946) translate (41.168cm 33.549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2" draw:layer="layout" draw:type="curve" svg:x1="44.929cm" svg:y1="30.972cm" svg:x2="44.93cm" svg:y2="33.563cm" draw:start-shape="id14" draw:start-glue-point="6" draw:end-shape="id15" draw:end-glue-point="4" svg:d="m44929 30972c0 1944 1 649 1 2591" svg:viewBox="0 0 2 2592">
          <text:p/>
        </draw:connector>
        <draw:custom-shape draw:style-name="gr15" draw:text-style-name="P4" draw:layer="layout" svg:width="4.544cm" svg:height="4.784cm" svg:x="51.553cm" svg:y="32.846cm">
          <text:p text:style-name="P4">Базов код на системата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6" draw:id="id16" draw:layer="layout" svg:width="2.333cm" svg:height="1.491cm" svg:x="43.763cm" svg:y="38.364cm">
          <text:p text:style-name="P4">край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type="curve" svg:x1="44.93cm" svg:y1="36.962cm" svg:x2="44.93cm" svg:y2="38.364cm" draw:start-shape="id15" draw:start-glue-point="6" draw:end-shape="id16" draw:end-glue-point="4" svg:d="m44930 36962v1402" svg:viewBox="0 0 1 1403">
          <text:p/>
        </draw:connector>
        <draw:custom-shape draw:style-name="gr15" draw:text-style-name="P6" draw:layer="layout" svg:width="3.105cm" svg:height="2.862cm" svg:x="13.005cm" svg:y="31.537cm">
          <text:p text:style-name="P6"><text:span text:style-name="T3">Грипа от файлове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8cm" svg:y="37.73cm">
          <text:p text:style-name="P4">край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03T19:44:48</dc:date>
    <dc:creator>mitko </dc:creator>
    <meta:editing-duration>PT4H22M54S</meta:editing-duration>
    <meta:editing-cycles>91</meta:editing-cycles>
    <meta:generator>LibreOffice/3.5$Linux_X86_64 LibreOffice_project/350m1$Build-2</meta:generator>
    <meta:document-statistic meta:object-count="73"/>
  </office:meta>
</office:document-meta>
</file>